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685cm"/>
    </style:style>
    <style:style style:name="co5" style:family="table-column">
      <style:table-column-properties fo:break-before="auto" style:column-width="5.142cm"/>
    </style:style>
    <style:style style:name="co6" style:family="table-column">
      <style:table-column-properties fo:break-before="auto" style:column-width="7.712cm"/>
    </style:style>
    <style:style style:name="co7" style:family="table-column">
      <style:table-column-properties fo:break-before="auto" style:column-width="8.183cm"/>
    </style:style>
    <style:style style:name="co8" style:family="table-column">
      <style:table-column-properties fo:break-before="auto" style:column-width="11.44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1"/>
        <table:table-column table:style-name="co3" table:number-columns-repeated="1015" table:default-cell-style-name="ce4"/>
        <table:table-row table:style-name="ro1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See also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URL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BaseBoard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SAMD11C14A-SSUT</text:p>
          </table:table-cell>
          <table:table-cell table:style-name="ce2" office:value-type="string" calcext:value-type="string">
            <text:p>14-Pin SOIC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rocontroller</text:p>
          </table:table-cell>
          <table:table-cell table:style-name="ce7" office:value-type="string" calcext:value-type="string">
            <text:p><text:a xlink:href="https://octopart.com/atsamd11c14a-ssut-microchip-77761364?r=sp&amp;s=35ShDJTfREeku6gmnBfHAg" xlink:type="simple">https://octopart.com/atsamd11c14a-ssut-microchip-77761364?r=sp&amp;s=35ShDJTfREeku6gmnBfHAg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tatus LED </text:p>
          </table:table-cell>
          <table:table-cell table:style-name="ce7" office:value-type="string" calcext:value-type="string">
            <text:p><text:a xlink:href="https://lcsc.com/product-detail/Light-Emitting-Diodes-LED_Red-LED-SMDLED-80-180mcd_C84256.html" xlink:type="simple">https://lcsc.com/product-detail/Light-Emitting-Diodes-LED_Red-LED-SMDLED-80-180mcd_C84256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Status LED Resistor R0805</text:p>
          </table:table-cell>
          <table:table-cell table:style-name="ce7" office:value-type="string" calcext:value-type="string">
            <text:p><text:a xlink:href="https://lcsc.com/product-detail/Chip-Resistor-Surface-Mount_Uniroyal-Elec-0805W8F590JT5E_C25274.html" xlink:type="simple">https://lcsc.com/product-detail/Chip-Resistor-Surface-Mount_Uniroyal-Elec-0805W8F590JT5E_C2527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 Cap 1uF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5,C6</text:p>
          </table:table-cell>
          <table:table-cell table:style-name="ce2" office:value-type="string" calcext:value-type="string">
            <text:p>0603 Cap 1uF</text:p>
          </table:table-cell>
          <table:table-cell table:style-name="ce7" office:value-type="string" calcext:value-type="string">
            <text:p><text:a xlink:href="https://lcsc.com/product-detail/Multilayer-Ceramic-Capacitors-MLCC-SMD-SMT_SAMSUNG_CL10A105KA8NNNC_1uF-105-10-25V_C5673.html" xlink:type="simple">https://lcsc.com/product-detail/Multilayer-Ceramic-Capacitors-MLCC-SMD-SMT_SAMSUNG_CL10A105KA8NNNC_1uF-105-10-25V_C567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1117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3.3V LDO VREG</text:p>
          </table:table-cell>
          <table:table-cell table:style-name="ce7" office:value-type="string" calcext:value-type="string">
            <text:p><text:a xlink:href="https://lcsc.com/product-detail/Others_STMicroelectronics_LD1117S33TR_STMicroelectronics-LD1117S33TR_C86781.html" xlink:type="simple">https://lcsc.com/product-detail/Others_STMicroelectronics_LD1117S33TR_STMicroelectronics-LD1117S33TR_C86781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805 10uF Cap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0805 10uF Cap</text:p>
          </table:table-cell>
          <table:table-cell table:style-name="ce7" office:value-type="string" calcext:value-type="string">
            <text:p><text:a xlink:href="https://lcsc.com/product-detail/Multilayer-Ceramic-Capacitors-MLCC-SMD-SMT_SAMSUNG_CL21A106KPFNNNE_10uF-106-10-10V_C17024.html" xlink:type="simple">https://lcsc.com/product-detail/Multilayer-Ceramic-Capacitors-MLCC-SMD-SMT_SAMSUNG_CL21A106KPFNNNE_10uF-106-10-10V_C1702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B-MICRO-SMD</text:p>
          </table:table-cell>
          <table:table-cell table:style-name="ce1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-B-MICRO-SMD</text:p>
          </table:table-cell>
          <table:table-cell table:style-name="ce7" office:value-type="string" calcext:value-type="string">
            <text:p><text:a xlink:href="https://lcsc.com/product-detail/Micro-USB-Connectors_Korean-Hroparts-Elec-U-F-M5SW-Y-3_C106820.html" xlink:type="simple">https://lcsc.com/product-detail/Micro-USB-Connectors_Korean-Hroparts-Elec-U-F-M5SW-Y-3_C1068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A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seholder</text:p>
          </table:table-cell>
          <table:table-cell table:style-name="ce2" office:value-type="string" calcext:value-type="string">
            <text:p>FUSE-HOLDER-5X20MM</text:p>
          </table:table-cell>
          <table:table-cell table:style-name="ce2" office:value-type="string" calcext:value-type="string">
            <text:p>GND-CLIP, BUS-CLIP, VCC-CLIP</text:p>
          </table:table-cell>
          <table:table-cell table:style-name="ce2" office:value-type="string" calcext:value-type="string">
            <text:p>Schurter 0751.0052 or 0751.0062</text:p>
          </table:table-cell>
          <table:table-cell table:style-name="ce7" office:value-type="string" calcext:value-type="string">
            <text:p><text:a xlink:href="https://lcsc.com/product-detail/Fuseholders_5x20-Fuse-clip-seat_C3130.html" xlink:type="simple">https://lcsc.com/product-detail/Fuseholders_5x20-Fuse-clip-seat_C313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1,R3</text:p>
          </table:table-cell>
          <table:table-cell table:style-name="ce2" office:value-type="string" calcext:value-type="string">
            <text:p>Resistor 2k</text:p>
          </table:table-cell>
          <table:table-cell table:style-name="ce7" office:value-type="string" calcext:value-type="string">
            <text:p><text:a xlink:href="https://lcsc.com/product-detail/Chip-Resistor-Surface-Mount_Uniroyal-Elec-1206W4F2001T5E_C17944.html" xlink:type="simple">https://lcsc.com/product-detail/Chip-Resistor-Surface-Mount_Uniroyal-Elec-1206W4F2001T5E_C1794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LED, Pump, Fan, Mas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1, D3</text:p>
          </table:table-cell>
          <table:table-cell table:style-name="ce2" office:value-type="string" calcext:value-type="string">
            <text:p>Diode</text:p>
          </table:table-cell>
          <table:table-cell table:style-name="ce7" office:value-type="string" calcext:value-type="string">
            <text:p>https://lcsc.com/product-detail/Schottky-Barrier-Diodes-SBD_Jiangsu-Yutai-Elec-SS23_C64990.html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se</text:p>
          </table:table-cell>
          <table:table-cell table:style-name="ce7" office:value-type="string" calcext:value-type="string">
            <text:p><text:a xlink:href="https://lcsc.com/product-detail/PTC-Resettable-Fuses_TLC-Electronic-TLC-MSMD110-24_C262027.html" xlink:type="simple">https://lcsc.com/product-detail/PTC-Resettable-Fuses_TLC-Electronic-TLC-MSMD110-24_C26202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6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ode</text:p>
          </table:table-cell>
          <table:table-cell table:style-name="ce7" office:value-type="string" calcext:value-type="string">
            <text:p><text:a xlink:href="https://lcsc.com/product-detail/Schottky-Barrier-Diodes-SBD_Jiangsu-Yutai-Elec-SS23_C64990.html" xlink:type="simple">https://lcsc.com/product-detail/Schottky-Barrier-Diodes-SBD_Jiangsu-Yutai-Elec-SS23_C6499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PA6045S680MT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MT Power Inductor</text:p>
          </table:table-cell>
          <table:table-cell table:style-name="ce7" office:value-type="string" calcext:value-type="string">
            <text:p><text:a xlink:href="https://lcsc.com/product-detail/Power-Inductors_Sunlord-SWPA6045S680MT_C53663.html" xlink:type="simple">https://lcsc.com/product-detail/Power-Inductors_Sunlord-SWPA6045S680MT_C5366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4115</text:p>
          </table:table-cell>
          <table:table-cell table:style-name="ce2" office:value-type="string" calcext:value-type="string">
            <text:p>SOT-89-5</text:p>
          </table:table-cell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30V, 1.2A Step-down Constant Current Driver</text:p>
          </table:table-cell>
          <table:table-cell table:style-name="ce7" office:value-type="string" calcext:value-type="string">
            <text:p><text:a xlink:href="https://lcsc.com/product-detail/LED-Drivers_PT4115B89E-B_C15425.html" xlink:type="simple">https://lcsc.com/product-detail/LED-Drivers_PT4115B89E-B_C15425.html</text:a></text:p>
            <text:p><text:a xlink:href="https://www.ebay.de/itm/10x-PT4115-SOT89-5-Step-Down-Power-LED-Treiber-IC-30V-1-2A/173247560169?hash=item28565bf9e9:g:yp0AAOSwBahVMMhs" xlink:type="simple">https://www.ebay.de/itm/10x-PT4115-SOT89-5-Step-Down-Power-LED-Treiber-IC-30V-1-2A/173247560169?hash=item28565bf9e9:g:yp0AAOSwBahVMMhs</text:a></text:p>
          </table:table-cell>
          <table:table-cell table:style-name="ce3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3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Current Sense Resistor 0.33 Ohm 1%</text:p>
          </table:table-cell>
          <table:table-cell table:style-name="ce7" office:value-type="string" calcext:value-type="string">
            <text:p><text:a xlink:href="https://lcsc.com/product-detail/Low-Resistors-Current-Sense-Resistors-Surface-Mount_KAMAYA-RLC32-R330FTP_C323760.html" xlink:type="simple">https://lcsc.com/product-detail/Low-Resistors-Current-Sense-Resistors-Surface-Mount_KAMAYA-RLC32-R330FTP_C32376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Power Filter Cap</text:p>
          </table:table-cell>
          <table:table-cell table:style-name="Default" office:value-type="string" calcext:value-type="string">
            <text:p>PANASONIC_C (or D=6.3mm)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Aluminum Electrolytic Capacitor 47uF</text:p>
          </table:table-cell>
          <table:table-cell table:style-name="ce8" office:value-type="string" calcext:value-type="string">
            <text:p><text:a xlink:href="https://lcsc.com/product-detail/Aluminum-Electrolytic-Capacitors-SMD_47uF-20-25V_C141425.html" xlink:type="simple">https://lcsc.com/product-detail/Aluminum-Electrolytic-Capacitors-SMD_47uF-20-25V_C14142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Filter Cap</text:p>
          </table:table-cell>
          <table:table-cell table:style-name="ce1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luminum Electrolytic Capacitor 100uF</text:p>
          </table:table-cell>
          <table:table-cell table:style-name="ce7" office:value-type="string" calcext:value-type="string">
            <text:p><text:a xlink:href="https://lcsc.com/product-detail/Aluminum-Electrolytic-Capacitors-SMD_PANASONIC-EEEFT1E101AP_C178590.html" xlink:type="simple">https://lcsc.com/product-detail/Aluminum-Electrolytic-Capacitors-SMD_PANASONIC-EEEFT1E101AP_C17859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OW LED</text:p>
          </table:table-cell>
          <table:table-cell table:style-name="ce2" office:value-type="string" calcext:value-type="string">
            <text:p>LUXEON</text:p>
          </table:table-cell>
          <table:table-cell table:style-name="ce2" office:value-type="string" calcext:value-type="string">
            <text:p>LED-1, LED-2, LED-3</text:p>
          </table:table-cell>
          <table:table-cell table:style-name="ce2" office:value-type="string" calcext:value-type="string">
            <text:p>1W Indoor Grow LED</text:p>
          </table:table-cell>
          <table:table-cell table:style-name="ce7" office:value-type="string" calcext:value-type="string">
            <text:p><text:a xlink:href="https://www.aliexpress.com/item/High-Power-1W-3W-5W-LED-Grow-Light-45mil-Full-Spectrum-380-840Nm-COB-SMD-Diode/32798559619.html" xlink:type="simple">https://www.aliexpress.com/item/High-Power-1W-3W-5W-LED-Grow-Light-45mil-Full-Spectrum-380-840Nm-COB-SMD-Diode/3279855961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eatsink</text:p>
          </table:table-cell>
          <table:table-cell table:style-name="ce2" table:number-columns-repeated="2"/>
          <table:table-cell table:style-name="ce6" office:value-type="string" calcext:value-type="string">
            <text:p>Not needed, just for testing since the center led cannot be populated with it</text:p>
          </table:table-cell>
          <table:table-cell table:style-name="ce9" office:value-type="string" calcext:value-type="string">
            <text:p>https://lcsc.com/product-detail/Heat-Sinks_XSD-XSD35-014_C286197.html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Pump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mp including fixture (not quiet at all)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" xlink:type="simple">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F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Chip-Resistor-Surface-Mount_10KR-1002-1_C104595.html" xlink:type="simple">https://lcsc.com/product-detail/Chip-Resistor-Surface-Mount_10KR-1002-1_C10459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F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SOT23-WIDE</text:p>
          </table:table-cell>
          <table:table-cell table:style-name="ce2" office:value-type="string" calcext:value-type="string">
            <text:p>Q1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MOSFET_Nexperia_PMV16XNR_Nexperia-PMV16XNR_C110920.html" xlink:type="simple">https://lcsc.com/product-detail/MOSFET_Nexperia_PMV16XNR_Nexperia-PMV16XNR_C1109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Pump, Mas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0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6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Chip-Resistor-Surface-Mount_499R-4990-1_C102207.html" xlink:type="simple">https://lcsc.com/product-detail/Chip-Resistor-Surface-Mount_499R-4990-1_C10220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fter (PCB noch ohne Kommunikation)</text:p>
          </table:table-cell>
          <table:table-cell table:style-name="ce1" table:number-columns-repeated="2"/>
          <table:table-cell table:style-name="ce2" office:value-type="string" calcext:value-type="string">
            <text:p>40mm, 12V</text:p>
          </table:table-cell>
          <table:table-cell table:style-name="ce7" office:value-type="string" calcext:value-type="string">
            <text:p><text:a xlink:href="https://www.aliexpress.com/item/2pcs-12V-Mini-Cooling-Computer-Fan-Small-40mm-x-10mm-DC-Brushless-2-pin-3000RPM-40/32917741685.html" xlink:type="simple">https://www.aliexpress.com/item/2pcs-12V-Mini-Cooling-Computer-Fan-Small-40mm-x-10mm-DC-Brushless-2-pin-3000RPM-40/3291774168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Pum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Chip-Resistor-Surface-Mount_10KR-1002-1_C104595.html" xlink:type="simple">https://lcsc.com/product-detail/Chip-Resistor-Surface-Mount_10KR-1002-1_C10459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Pum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SOT23-WIDE</text:p>
          </table:table-cell>
          <table:table-cell table:style-name="ce2" office:value-type="string" calcext:value-type="string">
            <text:p>Q1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MOSFET_Nexperia_PMV16XNR_Nexperia-PMV16XNR_C110920.html" xlink:type="simple">https://lcsc.com/product-detail/MOSFET_Nexperia_PMV16XNR_Nexperia-PMV16XNR_C1109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office:value-type="string" calcext:value-type="string">
            <text:p>Pump, Mas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0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6</text:p>
          </table:table-cell>
          <table:table-cell table:style-name="ce1" office:value-type="string" calcext:value-type="string">
            <text:p/>
          </table:table-cell>
          <table:table-cell table:style-name="ce7" office:value-type="string" calcext:value-type="string">
            <text:p><text:a xlink:href="https://lcsc.com/product-detail/Chip-Resistor-Surface-Mount_499R-4990-1_C102207.html" xlink:type="simple">https://lcsc.com/product-detail/Chip-Resistor-Surface-Mount_499R-4990-1_C10220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Maste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arrel Power Connector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ower-Connectors_XKB-Enterprise-DC-005-2-5A-2-0_C319099.html" xlink:type="simple">https://lcsc.com/product-detail/Power-Connectors_XKB-Enterprise-DC-005-2-5A-2-0_C319099.html</text:a></text:p>
          </table:table-cell>
          <table:table-cell table:style-name="ce2"/>
          <table:table-cell table:number-columns-repeated="17" table:style-name="ce1" office:value-type="string" calcext:value-type="string">
            <text:p/>
          </table:table-cell>
          <table:table-cell table:number-columns-repeated="997"/>
        </table:table-row>
        <table:table-row table:style-name="ro1">
          <table:table-cell table:number-columns-repeated="2" table:style-name="ce1" office:value-type="string" calcext:value-type="string">
            <text:p/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x3 Terminal Block</text:p>
          </table:table-cell>
          <table:table-cell table:style-name="ce1" table:number-columns-repeated="2"/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luggable-System-Terminal-Block_METZ-CONNECT-GmbH-31060103_C123215.html" xlink:type="simple">https://lcsc.com/product-detail/Pluggable-System-Terminal-Block_METZ-CONNECT-GmbH-31060103_C123215.html</text:a></text:p>
          </table:table-cell>
          <table:table-cell table:style-name="ce2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SDI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1" office:value-type="string" calcext:value-type="string">
            <text:p>R20</text:p>
          </table:table-cell>
          <table:table-cell table:style-name="ce1" office:value-type="string" calcext:value-type="string">
            <text:p>200k</text:p>
          </table:table-cell>
          <table:table-cell table:style-name="ce2" office:value-type="string" calcext:value-type="string">
            <text:p>https://lcsc.com/product-detail/Chip-Resistor-Surface-Mount_Uniroyal-Elec-1206W4J0204T5E_C37862.html</text:p>
          </table:table-cell>
          <table:table-cell table:style-name="ce2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/>
          <table:table-cell table:style-name="ce1" office:value-type="string" calcext:value-type="string">
            <text:p>Pump, Fan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SDI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1" office:value-type="string" calcext:value-type="string">
            <text:p>R21,R22</text:p>
          </table:table-cell>
          <table:table-cell table:style-name="ce1" office:value-type="string" calcext:value-type="string">
            <text:p>510R</text:p>
          </table:table-cell>
          <table:table-cell table:style-name="ce2" office:value-type="string" calcext:value-type="string">
            <text:p>https://lcsc.com/product-detail/Chip-Resistor-Surface-Mount_499R-4990-1_C102207.html</text:p>
          </table:table-cell>
          <table:table-cell table:style-name="ce2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SDI Cap</text:p>
          </table:table-cell>
          <table:table-cell table:style-name="ce2" office:value-type="float" office:value="603" calcext:value-type="float">
            <text:p>603</text:p>
          </table:table-cell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3.3nF</text:p>
          </table:table-cell>
          <table:table-cell table:style-name="ce7" office:value-type="string" calcext:value-type="string">
            <text:p>https://lcsc.com/product-detail/Multilayer-Ceramic-Capacitors-MLCC-SMD-SMT_3-3nF-10-50V_C92203.html</text:p>
          </table:table-cell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Angle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BaseBoar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useholder</text:p>
          </table:table-cell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 table:number-rows-repeated="3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 table:number-rows-repeated="4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 table:number-rows-repeated="2">
          <table:table-cell table:style-name="ce1" table:number-columns-repeated="3"/>
          <table:table-cell table:style-name="ce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 table:number-rows-repeated="3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3" table:number-rows-repeated="2">
          <table:table-cell table:style-name="ce3" table:number-columns-repeated="7"/>
          <table:table-cell table:style-name="ce10"/>
          <table:table-cell table:style-name="ce3" table:number-columns-repeated="1015"/>
        </table:table-row>
        <table:table-row table:style-name="ro1" table:number-rows-repeated="958">
          <table:table-cell table:style-name="ce1" table:number-columns-repeated="7"/>
          <table:table-cell table:style-name="ce7"/>
          <table:table-cell table:style-name="ce1" table:number-columns-repeated="18"/>
          <table:table-cell table:number-columns-repeated="997"/>
        </table:table-row>
        <table:table-row table:style-name="ro1" table:number-rows-repeated="1047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.00.0000</text:date>, <text:time style:data-style-name="N2" text:time-value="11:04:22.5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50S</meta:editing-duration>
    <meta:editing-cycles>14</meta:editing-cycles>
    <meta:generator>LibreOffice/4.3.7.2$Windows_x86 LibreOffice_project/8a35821d8636a03b8bf4e15b48f59794652c68ba</meta:generator>
    <dc:date>2019-04-30T11:45:31.800000000</dc:date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